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Devanagari1" svg:font-family="'Lohit Devanagari'"/>
    <style:font-face style:name="OpenSymbol" svg:font-family="OpenSymbol"/>
    <style:font-face style:name="arial" svg:font-family="arial, sans-serif"/>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29in" table:align="left"/>
    </style:style>
    <style:style style:name="Table1.A" style:family="table-column">
      <style:table-column-properties style:column-width="0.9618in"/>
    </style:style>
    <style:style style:name="Table1.B" style:family="table-column">
      <style:table-column-properties style:column-width="5.961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2" style:family="table-row">
      <style:table-row-properties style:min-row-height="0.2833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4" style:family="table-cell">
      <style:table-cell-properties fo:background-color="transparent" fo:padding="0.0382in" fo:border-left="0.05pt solid #000000" fo:border-right="none" fo:border-top="none" fo:border-bottom="0.05pt solid #000000">
        <style:background-image/>
      </style:table-cell-properties>
    </style:style>
    <style:style style:name="Table1.5" style:family="table-row">
      <style:table-row-properties style:min-row-height="7.634in"/>
    </style:style>
    <style:style style:name="P1" style:family="paragraph" style:parent-style-name="Table_20_Contents">
      <style:text-properties style:font-name="Liberation Serif" fo:font-size="10pt" fo:font-weight="bold" style:font-size-asian="10pt" style:font-weight-asian="bold" style:font-size-complex="10pt" style:font-weight-complex="bold"/>
    </style:style>
    <style:style style:name="P2" style:family="paragraph" style:parent-style-name="Table_20_Contents">
      <style:paragraph-properties fo:background-color="transparent">
        <style:background-image/>
      </style:paragraph-properties>
      <style:text-properties style:font-name="Liberation Serif" fo:font-size="10pt" fo:font-weight="bold" style:font-size-asian="10pt" style:font-weight-asian="bold" style:font-size-complex="10pt" style:font-weight-complex="bold"/>
    </style:style>
    <style:style style:name="P3" style:family="paragraph" style:parent-style-name="Standard">
      <style:text-properties style:font-name="Cantarell" fo:font-size="10pt" fo:font-weight="bold" style:font-size-asian="10pt" style:font-weight-asian="bold" style:font-size-complex="10pt" style:font-weight-complex="bold"/>
    </style:style>
    <style:style style:name="P4" style:family="paragraph" style:parent-style-name="Standard">
      <style:text-properties fo:font-size="10pt" style:font-size-asian="10pt" style:font-size-complex="10pt"/>
    </style:style>
    <style:style style:name="P5" style:family="paragraph" style:parent-style-name="Table_20_Contents" style:list-style-name="L1">
      <style:text-properties fo:font-variant="normal" fo:text-transform="none" fo:color="#222222" style:font-name="Cantarell" fo:font-size="10pt" fo:letter-spacing="normal" fo:font-style="normal" fo:font-weight="normal" style:font-size-asian="10pt" style:font-size-complex="10pt"/>
    </style:style>
    <style:style style:name="P6" style:family="paragraph" style:parent-style-name="Table_20_Contents" style:list-style-name="L1">
      <style:text-properties fo:font-variant="normal" fo:text-transform="none" fo:color="#222222" style:font-name="Cantarell" fo:font-size="10pt" fo:letter-spacing="normal" fo:font-style="normal" fo:font-weight="bold" style:font-size-asian="10pt" style:font-weight-asian="bold" style:font-size-complex="10pt" style:font-weight-complex="bold"/>
    </style:style>
    <style:style style:name="P7" style:family="paragraph" style:parent-style-name="Table_20_Contents" style:list-style-name="L1">
      <style:text-properties fo:font-variant="normal" fo:text-transform="none" fo:color="#222222" style:font-name="Cantarell" fo:font-size="10pt" fo:letter-spacing="normal" fo:font-style="normal" fo:font-weight="normal" style:font-size-asian="10pt" style:font-size-complex="10pt"/>
    </style:style>
    <style:style style:name="P8" style:family="paragraph" style:parent-style-name="Table_20_Contents">
      <style:text-properties fo:font-size="10pt" style:font-size-asian="10pt" style:font-size-complex="10pt"/>
    </style:style>
    <style:style style:name="P9" style:family="paragraph" style:parent-style-name="Table_20_Contents">
      <style:paragraph-properties fo:background-color="transparent">
        <style:background-image/>
      </style:paragraph-properties>
      <style:text-properties style:font-name="Liberation Serif" fo:font-size="10pt" fo:font-weight="bold" style:font-size-asian="10pt" style:font-weight-asian="bold" style:font-size-complex="10pt" style:font-weight-complex="bold"/>
    </style:style>
    <style:style style:name="P10" style:family="paragraph" style:parent-style-name="Standard" style:list-style-name="L1">
      <style:text-properties fo:font-variant="normal" fo:text-transform="none" fo:color="#222222" style:font-name="Cantarell" fo:font-size="10pt" fo:letter-spacing="normal" fo:font-style="normal" fo:font-weight="normal" style:font-size-asian="10pt" style:font-size-complex="10pt"/>
    </style:style>
    <style:style style:name="P11" style:family="paragraph" style:parent-style-name="Standard">
      <style:paragraph-properties fo:margin-left="0in" fo:margin-right="0in" fo:orphans="2" fo:widows="2" fo:text-indent="0in" style:auto-text-indent="false"/>
      <style:text-properties fo:font-variant="normal" fo:text-transform="none" fo:color="#222222" style:font-name="arial" fo:font-size="10pt" fo:letter-spacing="normal" fo:font-style="normal" fo:font-weight="normal" style:font-size-asian="10pt" style:font-size-complex="10pt"/>
    </style:style>
    <style:style style:name="P12" style:family="paragraph" style:parent-style-name="Standard">
      <style:paragraph-properties fo:margin-left="0in" fo:margin-right="0in" fo:orphans="2" fo:widows="2" fo:text-indent="0in" style:auto-text-indent="false"/>
      <style:text-properties fo:font-variant="normal" fo:text-transform="none" fo:color="#222222" style:font-name="Cantarell" fo:font-size="10pt" fo:letter-spacing="normal" fo:font-style="normal" fo:font-weight="normal" style:font-size-asian="10pt" style:font-size-complex="10pt"/>
    </style:style>
    <style:style style:name="P13"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Cantarell" fo:font-size="10pt" fo:letter-spacing="normal" fo:font-style="normal" fo:font-weight="normal" style:font-size-asian="10pt" style:font-size-complex="10pt"/>
    </style:style>
    <style:style style:name="T1" style:family="text">
      <style:text-properties style:font-name="Cantarell" fo:font-weight="bold" style:font-weight-asian="bold" style:font-weight-complex="bold"/>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variant="normal" fo:text-transform="none" fo:color="#222222" style:font-name="arial" fo:font-size="9.75pt" fo:letter-spacing="normal" fo:font-style="normal" fo:font-weight="normal" style:font-size-asian="10.5pt" style:font-size-complex="10.5pt"/>
    </style:style>
    <style:style style:name="T5" style:family="text">
      <style:text-properties fo:font-variant="normal" fo:text-transform="none" fo:color="#222222" style:font-name="arial" fo:letter-spacing="normal" fo:font-style="normal" fo:font-weight="normal"/>
    </style:style>
    <style:style style:name="T6" style:family="text">
      <style:text-properties fo:font-variant="normal" fo:text-transform="none" fo:color="#222222" style:font-name="Cantarell" fo:font-size="10pt" fo:letter-spacing="normal" fo:font-style="normal" fo:font-weight="normal" style:font-size-asian="10pt" style:font-size-complex="10pt"/>
    </style:style>
    <style:style style:name="T7" style:family="text">
      <style:text-properties fo:font-variant="normal" fo:text-transform="none" fo:color="#222222" style:font-name="Cantarell" fo:font-size="9pt" fo:letter-spacing="normal" fo:font-style="normal" fo:font-weight="normal" style:font-size-asian="9pt" style:font-size-complex="9pt"/>
    </style:style>
    <style:style style:name="T8" style:family="text">
      <style:text-properties style:font-name="Liberation Serif" fo:font-size="10pt" style:font-size-asian="10pt" style:font-size-complex="10pt"/>
    </style:style>
    <style:style style:name="T9" style:family="text">
      <style:text-properties style:font-name="Cantarell"/>
    </style:style>
    <style:style style:name="T10" style:family="text">
      <style:text-properties style:font-name="Cantarell"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inutes of Meeting </text:p>
      <text:p text:style-name="P4"><text:span text:style-name="T1">GMRT</text:span><text:span text:style-name="T3"><text:tab/></text:span><text:tab/><text:tab/><text:tab/><text:tab/><text:span text:style-name="T1">Minutes of Meeting</text:span></text:p>
      <text:p text:style-name="P4"><text:tab/></text:p>
      <table:table table:name="Table1" table:style-name="Table1">
        <table:table-column table:style-name="Table1.A"/>
        <table:table-column table:style-name="Table1.B"/>
        <table:table-row>
          <table:table-cell table:style-name="Table1.A1" office:value-type="string">
            <text:p text:style-name="P2">Meeting</text:p>
          </table:table-cell>
          <table:table-cell table:style-name="Table1.B1" office:value-type="string">
            <text:p text:style-name="P1">Meeting related to In House CMS development</text:p>
          </table:table-cell>
        </table:table-row>
        <table:table-row table:style-name="Table1.2">
          <table:table-cell table:style-name="Table1.A2" office:value-type="string">
            <text:p text:style-name="P2">Held on</text:p>
          </table:table-cell>
          <table:table-cell table:style-name="Table1.B2" office:value-type="string">
            <text:p text:style-name="P1">11<text:span text:style-name="T2">th</text:span> MARCH 2014 Time : 14.15 PM to 17.30 PM , GMRT conference room </text:p>
          </table:table-cell>
        </table:table-row>
        <table:table-row>
          <table:table-cell table:style-name="Table1.A2" office:value-type="string">
            <text:p text:style-name="P2">Attendees</text:p>
          </table:table-cell>
          <table:table-cell table:style-name="Table1.B2" office:value-type="string">
            <text:p text:style-name="P1">NGK, CPK,NMS, SNK, SSS,DBB,CSAT,MBM,Jitendra &amp; RRU</text:p>
          </table:table-cell>
        </table:table-row>
        <table:table-row>
          <table:table-cell table:style-name="Table1.A4" office:value-type="string">
            <text:p text:style-name="P2">Agenda</text:p>
          </table:table-cell>
          <table:table-cell table:style-name="Table1.B2" office:value-type="string">
            <text:p text:style-name="P1">In House CMS development </text:p>
          </table:table-cell>
        </table:table-row>
        <table:table-row table:style-name="Table1.5">
          <table:table-cell table:style-name="Table1.A4" office:value-type="string">
            <text:p text:style-name="P2">Highlights</text:p>
            <text:p text:style-name="P2">and items</text:p>
            <text:p text:style-name="P2">discussed </text:p>
          </table:table-cell>
          <table:table-cell table:style-name="Table1.B2" office:value-type="string">
            <text:p text:style-name="Table_20_Contents"><text:span text:style-name="T8"><text:s text:c="7"/></text:span><text:span text:style-name="T10"><text:s text:c="6"/></text:span><text:span text:style-name="T6">This meeting was taking a look at the progress made on the entire OnlineV2 since the in-house group started functioning and working on the different blocks of the software - both desktop and web-based. Hence all the group members made a small presentation on the work that they have been involved in either on their own or with other members of the group. </text:span></text:p>
            <text:p text:style-name="P8"><text:span text:style-name="T5"/></text:p>
            <text:list xml:id="list2892114121" text:style-name="L1">
              <text:list-item>
                <text:p text:style-name="P5">RRU gave presentation about Online_v2 development status and future work.</text:p>
                <text:p text:style-name="P5">Discussed on using JSON libraries for interfacing python environment with OnlineV2.</text:p>
              </text:list-item>
              <text:list-item>
                <text:p text:style-name="P5">NMS gave presentation about MCM software, GMRT web monitoring tools &amp; GUI development.</text:p>
              </text:list-item>
              <text:list-item>
                <text:p text:style-name="P5">CPK gave presentation about Rabbit MCM card status, L2-L3 network switch &amp; Miltec PC purchase, remote updating of rabbit firmware.</text:p>
              </text:list-item>
              <text:list-item>
                <text:p text:style-name="P5">SNK updated about GMRT web page monitoring tools.</text:p>
              </text:list-item>
              <text:list-item>
                <text:p text:style-name="P5">SSS gave presentation about first level learning phase, prototype developed in python,online command document &amp; image generation through scripts using CasaPy.</text:p>
              </text:list-item>
              <text:list-item>
                <text:p text:style-name="P5">DBB gave presentation about Beam-former tool &amp; updated about python environment.</text:p>
              </text:list-item>
              <text:list-item>
                <text:p text:style-name="P5">NGK suggested – To interface GUI with Python environment. </text:p>
                <text:p text:style-name="P5">We discussed different model </text:p>
              </text:list-item>
            </text:list>
            <text:p text:style-name="P11"><text:s text:c="10"/><text:span text:style-name="T9"><text:s text:c="3"/>1) GUI -&gt; OnlineV2 -&gt; MCM -&gt; GMRT subsystem</text:span></text:p>
            <text:p text:style-name="P12"><text:s text:c="13"/>2) Terminal input to OnlineV2 -&gt; MCM -&gt; GMRT subsystem</text:p>
            <text:p text:style-name="P12"><text:s text:c="13"/>3)GUI -&gt; Python environment -&gt; OnlineV2 -&gt; MCM -&gt; GMRT subsystem</text:p>
            <text:p text:style-name="P12"><text:s text:c="13"/>4)Terminal input to Python environment -&gt; OnlineV2 -&gt; MCM -&gt; GMRT subsystem</text:p>
            <text:p text:style-name="P12"><text:s text:c="18"/>While (1) and (2) have been tested in the lab, work on (3) and (4) to connect</text:p>
            <text:p text:style-name="P12"><text:s text:c="17"/>the GUI to the python environment and the python environment to OnlineV2 is</text:p>
            <text:p text:style-name="P12"><text:s text:c="17"/>going on.</text:p>
            <text:list xml:id="list2098943416" text:continue-numbering="true" text:style-name="L1">
              <text:list-item>
                <text:p text:style-name="P6">Action Items for maintenance period: </text:p>
                <text:p text:style-name="P10">4) It was discussed and decided in the meeting that we will ask for a single antenna during the MTAC break in April. <text:s/>Experiments which can test the entire chain of communication in OnlineV2 - from GUI to GMRT subsystem should be designed for a single antenna. This should test both control and monitor parts esp. control since monitoring part has already been tested using the temperature sensor on C3.</text:p>
              </text:list-item>
            </text:list>
            <text:p text:style-name="P12"/>
            <text:p text:style-name="P13"><text:s text:c="12"/>Charu suggested that we can test the OF attenuator control - this will require a discussion with the OF group. Raj suggested we can test servo commands through PC104.This requires discussion with the servo group. The discussions should be set up early on to ensure that the system is ready for testing during MTAC. The need for a few other parts in the entire chain which needed to be set up was also discussed. Especially if multiple MCM cards are to be tested on a single antenna then there is a need for a switch at the antenna base. The lab has a few switches - the D-Link switch can serve as a L3 switch in the receiver room whereas the CISCO L2 switch can serve at the antenna base. This might also need a few IP addresses from the computer section and needs to be discussed with them. A more detailed setup of the experiments and the requirements for the same is to be circulated by Charu.</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Devanagari1" svg:font-family="'Lohit Devanagari'"/>
    <style:font-face style:name="OpenSymbol" svg:font-family="OpenSymbol"/>
    <style:font-face style:name="arial" svg:font-family="arial, sans-serif"/>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leset </meta:initial-creator>
    <meta:creation-date>2012-08-07T13:33:14</meta:creation-date>
    <dc:date>2014-03-12T11:56:54</dc:date>
    <dc:creator>teleset </dc:creator>
    <meta:editing-duration>P1DT12H22M</meta:editing-duration>
    <meta:editing-cycles>484</meta:editing-cycles>
    <meta:generator>LibreOffice/3.4$Linux LibreOffice_project/340m1$Build-602</meta:generator>
    <meta:document-statistic meta:table-count="1" meta:image-count="0" meta:object-count="0" meta:page-count="1" meta:paragraph-count="34" meta:word-count="545" meta:character-count="3265" meta:non-whitespace-character-count="2621"/>
  </office:meta>
</office:document-meta>
</file>